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fo:min-height="1.098cm"/>
    </style:style>
    <style:style style:name="gr3" style:family="graphic" style:parent-style-name="standard" style:list-style-name="L2">
      <style:graphic-properties draw:stroke="none" draw:fill="none" fo:min-height="1.098cm"/>
    </style:style>
    <style:style style:name="gr4" style:family="graphic" style:parent-style-name="standard" style:list-style-name="L2">
      <style:graphic-properties draw:stroke="none" draw:fill="none" fo:min-height="1.098cm"/>
    </style:style>
    <style:style style:name="gr5" style:family="graphic" style:parent-style-name="standard" style:list-style-name="L2">
      <style:graphic-properties draw:stroke="none" draw:fill="none" fo:min-height="1.889cm"/>
    </style:style>
    <style:style style:name="pr1" style:family="presentation" style:parent-style-name="Default-title">
      <style:graphic-properties draw:stroke="none" draw:fill="none"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text-properties fo:font-size="4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06cm" fo:margin-bottom="0.305cm" fo:line-height="100%" fo:text-indent="0cm" style:writing-mode="lr-tb"/>
    </style:style>
    <style:style style:name="P4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4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1.41cm" svg:height="5.209cm" svg:x="3.282cm" svg:y="6.481cm">
          <draw:text-box>
            <text:p><text:span text:style-name="T1">Examples of other macroecological patterns and la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7.018cm" svg:height="1.348cm" svg:x="7.458cm" svg:y="0.684cm">
          <draw:text-box>
            <text:p text:style-name="P3"><text:span text:style-name="T2">Latitudinal biodiversity grad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17.018cm" svg:height="1.348cm" svg:x="8.258cm" svg:y="0.684cm">
          <draw:text-box>
            <text:p text:style-name="P3"><text:span text:style-name="T2">Distance decay of simila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17.018cm" svg:height="1.348cm" svg:x="6.758cm" svg:y="0.684cm">
          <draw:text-box>
            <text:p text:style-name="P3"><text:span text:style-name="T2">Abundance-occupancy relationsh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4" draw:layer="layout" svg:width="18.442cm" svg:height="2.139cm" svg:x="5.334cm" svg:y="0.684cm">
          <draw:text-box>
            <text:p text:style-name="P3"><text:span text:style-name="T2">Macroecological patterns in the Linux univer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2T22:59:39.207990153</dc:date>
    <meta:editing-duration>PT3M38S</meta:editing-duration>
    <meta:editing-cycles>2</meta:editing-cycles>
    <meta:document-statistic meta:object-count="36"/>
  </office:meta>
</office:document-meta>
</file>